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636fe3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38c27c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font-weight="bold" officeooo:rsid="0038c27c" officeooo:paragraph-rsid="00636fe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 fo:break-before="page"/>
      <style:text-properties style:font-name="Courier New" fo:font-size="11pt" fo:font-style="italic" fo:font-weight="normal" officeooo:rsid="0038c27c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69cc80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Liberation Serif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b9faa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65e0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5e0ba" style:font-style-asian="italic" style:font-style-complex="italic"/>
    </style:style>
    <style:style style:name="T7" style:family="text">
      <style:text-properties fo:font-style="italic" officeooo:rsid="0067b71e" style:font-style-asian="italic" style:font-style-complex="italic"/>
    </style:style>
    <style:style style:name="T8" style:family="text">
      <style:text-properties officeooo:rsid="00660ddb"/>
    </style:style>
    <style:style style:name="T9" style:family="text">
      <style:text-properties officeooo:rsid="01e87954"/>
    </style:style>
    <style:style style:name="T10" style:family="text">
      <style:text-properties officeooo:rsid="00840c4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e87954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port console.*;</text:p>
      <text:p text:style-name="P4"/>
      <text:p text:style-name="P5">/*</text:p>
      <text:p text:style-name="P5"><text:s/>* Anwendung zur Verwaltung <text:span text:style-name="T4">von</text:span> wartenden Patienten</text:p>
      <text:p text:style-name="P5"><text:s/>* <text:span text:style-name="T4">(Name, Datum)</text:span></text:p>
      <text:p text:style-name="P5"><text:s/>*/</text:p>
      <text:p text:style-name="P6">public class Wartezimmer</text:p>
      <text:p text:style-name="P4">{</text:p>
      <text:p text:style-name="P4"><text:s text:c="3"/>private Queue&lt;Patient&gt; queue;</text:p>
      <text:p text:style-name="P4"><text:s text:c="3"/>private int nummer; <text:s/><text:span text:style-name="T5">// </text:span><text:span text:style-name="T6">fortlaufende Nummer, zählt Patienten mit</text:span></text:p>
      <text:p text:style-name="P4"/>
      <text:p text:style-name="P4"><text:s text:c="3"/><text:span text:style-name="T3">public Wartezimmer()</text:span></text:p>
      <text:p text:style-name="P4"><text:s text:c="3"/>{</text:p>
      <text:p text:style-name="P4"><text:s text:c="6"/>queue <text:s/>= new Queue();</text:p>
      <text:p text:style-name="P4"><text:s text:c="6"/>nummer = 0;</text:p>
      <text:p text:style-name="P4"><text:s text:c="3"/>}</text:p>
      <text:p text:style-name="P4"/>
      <text:p text:style-name="P5"><text:s text:c="3"/>/*</text:p>
      <text:p text:style-name="P5"><text:s text:c="4"/>* Patient <text:span text:style-name="T4">wird aufgenommen</text:span></text:p>
      <text:p text:style-name="P5"><text:s text:c="4"/>*/</text:p>
      <text:p text:style-name="P4"><text:s text:c="3"/><text:span text:style-name="T3">public void anstellen()</text:span></text:p>
      <text:p text:style-name="P4"><text:s text:c="3"/>{</text:p>
      <text:p text:style-name="P4"><text:s text:c="6"/>String name;</text:p>
      <text:p text:style-name="P4"><text:s text:c="6"/>Patient pat;</text:p>
      <text:p text:style-name="P4"/>
      <text:p text:style-name="P4"><text:s text:c="6"/>Console.println("Neuer Patient: Wie ist der Name?");</text:p>
      <text:p text:style-name="P4"><text:s text:c="6"/>name = Console.readln();</text:p>
      <text:p text:style-name="P4"><text:s text:c="6"/>nummer = nummer + 1; <text:s text:c="5"/><text:span text:style-name="T5">// </text:span><text:span text:style-name="T6">laufende Nummer erhöhen</text:span></text:p>
      <text:p text:style-name="P4"/>
      <text:p text:style-name="P4"><text:s text:c="6"/>pat = new Patient(name, nummer);</text:p>
      <text:p text:style-name="P4"><text:s text:c="6"/>queue.enqueue(pat);</text:p>
      <text:p text:style-name="P4"/>
      <text:p text:style-name="P4"><text:s text:c="6"/>Console.println(name + " <text:span text:style-name="T4">aufgenommen</text:span> mit N<text:span text:style-name="T4">r.</text:span> " + nummer);</text:p>
      <text:p text:style-name="P4"><text:s text:c="3"/>}</text:p>
      <text:p text:style-name="P4"/>
      <text:p text:style-name="P5"><text:s text:c="3"/>/*</text:p>
      <text:p text:style-name="P5"><text:s text:c="4"/>* Patient <text:span text:style-name="T4">wird aufgerufen und aus Warteschlange entfernt</text:span></text:p>
      <text:p text:style-name="P5"><text:s text:c="4"/>*/</text:p>
      <text:p text:style-name="P4"><text:s text:c="3"/><text:span text:style-name="T3">public void aufrufen()</text:span></text:p>
      <text:p text:style-name="P4"><text:s text:c="3"/>{</text:p>
      <text:p text:style-name="P4"><text:s text:c="6"/>Patient pat;</text:p>
      <text:p text:style-name="P4"/>
      <text:p text:style-name="P4"><text:s text:c="6"/>Console.println("Patient aufrufen:");</text:p>
      <text:p text:style-name="P4"><text:s text:c="6"/>if (queue.isEmpty())</text:p>
      <text:p text:style-name="P4"><text:s text:c="6"/>{</text:p>
      <text:p text:style-name="P4"><text:s text:c="9"/>Console.println("Kein Patient in der Warteschlange.");</text:p>
      <text:p text:style-name="P4"><text:s text:c="6"/>}</text:p>
      <text:p text:style-name="P4"><text:s text:c="6"/>else</text:p>
      <text:p text:style-name="P4"><text:s text:c="6"/>{</text:p>
      <text:p text:style-name="P4"><text:s text:c="9"/>pat = queue.front();</text:p>
      <text:p text:style-name="P4"><text:s text:c="9"/>Console.println("Der naechste Patient ist " + pat.getName());</text:p>
      <text:p text:style-name="P4"><text:s text:c="9"/>queue.dequeue();</text:p>
      <text:p text:style-name="P4"><text:s text:c="6"/>}</text:p>
      <text:p text:style-name="P4"><text:s text:c="3"/>}</text:p>
      <text:p text:style-name="P4"/>
      <text:p text:style-name="P5"/>
      <text:p text:style-name="P7"><text:s text:c="3"/>/*</text:p>
      <text:p text:style-name="P5"><text:s text:c="4"/>* Hauptprogramm:</text:p>
      <text:p text:style-name="P5"><text:s text:c="4"/>* Endlosschleife <text:span text:style-name="T8">mit Menü</text:span> <text:span text:style-name="T8">zur Auswahl der Funktionen</text:span></text:p>
      <text:p text:style-name="P5"><text:s text:c="4"/>*/</text:p>
      <text:p text:style-name="P4"><text:s text:c="3"/><text:span text:style-name="T3">public void main()</text:span></text:p>
      <text:p text:style-name="P4"><text:s text:c="3"/>{</text:p>
      <text:p text:style-name="P4"><text:s text:c="6"/>int wahl;</text:p>
      <text:p text:style-name="P4"/>
      <text:p text:style-name="P4"><text:s text:c="6"/>do</text:p>
      <text:p text:style-name="P4"><text:s text:c="6"/>{</text:p>
      <text:p text:style-name="P4"><text:s text:c="9"/>Console.clear();</text:p>
      <text:p text:style-name="P4"><text:s text:c="9"/>Console.println("=== Wartezimmer - Menue ===");</text:p>
      <text:p text:style-name="P4"><text:s text:c="9"/>Console.println("Bitte w<text:span text:style-name="T8">ä</text:span>hlen Sie:");</text:p>
      <text:p text:style-name="P4"><text:s text:c="9"/>Console.println("1: Neuen Patienten aufnehmen");</text:p>
      <text:p text:style-name="P4"><text:s text:c="9"/>Console.println("2: Patient zum Behandeln aufrufen");</text:p>
      <text:p text:style-name="P4"><text:s text:c="9"/>Console.println("3: Programm beenden");</text:p>
      <text:p text:style-name="P4"><text:s text:c="9"/>Console.println();</text:p>
      <text:p text:style-name="P4"/>
      <text:p text:style-name="P4"><text:s text:c="9"/>wahl = Console.readInt();</text:p>
      <text:p text:style-name="P4"><text:s text:c="9"/>Console.clear();</text:p>
      <text:p text:style-name="P4"/>
      <text:p text:style-name="P4"><text:s text:c="9"/>if (wahl == 1)</text:p>
      <text:p text:style-name="P4"><text:s text:c="9"/>{</text:p>
      <text:p text:style-name="P4"><text:s text:c="12"/><text:span text:style-name="T3">anstellen();</text:span></text:p>
      <text:p text:style-name="P4"><text:s text:c="9"/>}</text:p>
      <text:p text:style-name="P4"><text:s text:c="9"/>else if (wahl == 2)</text:p>
      <text:p text:style-name="P4"><text:s text:c="9"/>{</text:p>
      <text:p text:style-name="P4"><text:s text:c="12"/><text:span text:style-name="T3">aufrufen();</text:span></text:p>
      <text:p text:style-name="P4"><text:s text:c="9"/>}</text:p>
      <text:p text:style-name="P4"><text:s text:c="9"/>else if (wahl == 3)</text:p>
      <text:p text:style-name="P4"><text:s text:c="9"/>{</text:p>
      <text:p text:style-name="P4"><text:s text:c="12"/>Console.println("Programm beendet."<text:span text:style-name="T8">);</text:span></text:p>
      <text:p text:style-name="P4"><text:s text:c="9"/>}</text:p>
      <text:p text:style-name="P4"><text:s text:c="9"/>else</text:p>
      <text:p text:style-name="P4"><text:s text:c="9"/>{</text:p>
      <text:p text:style-name="P4"><text:s text:c="12"/>Console.println("Ung<text:span text:style-name="T8">ü</text:span>ltige Eingabe.");</text:p>
      <text:p text:style-name="P4"><text:s text:c="9"/>}</text:p>
      <text:p text:style-name="P4"/>
      <text:p text:style-name="P4"><text:s text:c="9"/>Console.readln(); <text:s/><text:span text:style-name="T5">// </text:span><text:span text:style-name="T7">Benutzer drückt Enter bevor es weitergeht</text:span></text:p>
      <text:p text:style-name="P4"/>
      <text:p text:style-name="P4"><text:s text:c="6"/>} while (wahl != 6);</text:p>
      <text:p text:style-name="P4"><text:s text:c="3"/>}</text:p>
      <text:p text:style-name="P4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0" draw:name="Form1" draw:style-name="gr1" draw:text-style-name="P11" svg:width="1.795cm" svg:height="0.63cm" svg:x="15.196cm" svg:y="0.319cm"><draw:image xlink:href="Pictures/10000000000000580000001F196641809BB809C4.png" xlink:type="simple" xlink:show="embed" xlink:actuate="onLoad" loext:mime-type="image/png"><text:p/></draw:image></draw:frame></text:p>
      <text:p text:style-name="P9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0">pothmann.de</text:span></text:a><text:span text:style-name="T10">, 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b9faa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Queue <text:span text:style-name="MT1">Programmieren – 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4:33.813000000</dc:date>
    <meta:editing-duration>PT8H32M14S</meta:editing-duration>
    <meta:editing-cycles>73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88" meta:word-count="240" meta:character-count="2167" meta:non-whitespace-character-count="1509"/>
  </office:meta>
</office:document-meta>
</file>